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1b053d" officeooo:paragraph-rsid="001b053d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b053d" officeooo:paragraph-rsid="001c9074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c9074" officeooo:paragraph-rsid="001c9074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c9074" officeooo:paragraph-rsid="0021ad58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officeooo:paragraph-rsid="001b053d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dc430" officeooo:paragraph-rsid="001dc430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dc430" officeooo:paragraph-rsid="001e0422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1e5095" officeooo:paragraph-rsid="001e0422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e5095" officeooo:paragraph-rsid="001e5095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21ad58" officeooo:paragraph-rsid="0021ad58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style:border-line-width-bottom="0.0346in 0.0102in 0.0102in" fo:padding="0.0291in" fo:border-left="none" fo:border-right="none" fo:border-top="none" fo:border-bottom="4pt double #000000" style:join-border="false"/>
      <style:text-properties style:font-name="Arial" officeooo:paragraph-rsid="0021ad58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21ad58" officeooo:paragraph-rsid="0021ad58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1de6d5" officeooo:paragraph-rsid="0024ce3d"/>
    </style:style>
    <style:style style:name="P16" style:family="paragraph" style:parent-style-name="Standard">
      <style:paragraph-properties fo:text-align="start" style:justify-single-word="false"/>
      <style:text-properties style:font-name="Arial" officeooo:paragraph-rsid="0024ce3d"/>
    </style:style>
    <style:style style:name="T1" style:family="text">
      <style:text-properties officeooo:rsid="001b053d"/>
    </style:style>
    <style:style style:name="T2" style:family="text">
      <style:text-properties officeooo:rsid="001c9074"/>
    </style:style>
    <style:style style:name="T3" style:family="text">
      <style:text-properties style:font-name="Arial"/>
    </style:style>
    <style:style style:name="T4" style:family="text">
      <style:text-properties style:font-name="Arial" officeooo:rsid="001b053d"/>
    </style:style>
    <style:style style:name="T5" style:family="text">
      <style:text-properties officeooo:rsid="001dc430"/>
    </style:style>
    <style:style style:name="T6" style:family="text">
      <style:text-properties officeooo:rsid="001e0422"/>
    </style:style>
    <style:style style:name="T7" style:family="text">
      <style:text-properties officeooo:rsid="0021ad58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30630"/>
    </style:style>
    <style:style style:name="T10" style:family="text">
      <style:text-properties officeooo:rsid="0024ce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Manual de GIT</text:p>
      <text:p text:style-name="P1"/>
      <text:p text:style-name="P6"><text:span text:style-name="T1">1- </text:span>Creacion de llave pública para la autenticación</text:p>
      <text:p text:style-name="P5"><text:s/><text:tab/></text:p>
      <text:p text:style-name="P12"><text:span text:style-name="T3"><text:tab/></text:span><text:span text:style-name="T4">&gt;</text:span><text:span text:style-name="T3">ssh-keygen -t rsa -C "</text:span><text:a xlink:type="simple" xlink:href="mailto:tu_correo@tu_dominio.com" text:style-name="Internet_20_link" text:visited-style-name="Visited_20_Internet_20_Link"><text:span text:style-name="T3">tu_correo@tu_dominio.com</text:span></text:a><text:span text:style-name="T3">"</text:span></text:p>
      <text:p text:style-name="P5"/>
      <text:p text:style-name="P5"/>
      <text:p text:style-name="P13"><text:span text:style-name="T7">1- </text:span>ssh-keygen -t rsa -C "<text:a xlink:type="simple" xlink:href="mailto:tu_correo@tu_dominio.com" text:style-name="Internet_20_link" text:visited-style-name="Visited_20_Internet_20_Link">tu_correo@tu_dominio.com</text:a>"</text:p>
      <text:p text:style-name="P13"><text:span text:style-name="T7">2- Enter</text:span><text:line-break/>Generating public/private rsa key pair.<text:line-break/>Enter file in which to save the key (/home/frontend/.ssh/id_rsa): </text:p>
      <text:p text:style-name="P13"><text:span text:style-name="T7">3-Enter</text:span><text:line-break/>Enter passphrase (empty for no passphrase): </text:p>
      <text:p text:style-name="P13"><text:span text:style-name="T7">4- Poner contraseña que no se te olvide</text:span><text:line-break/>Enter same passphrase again: </text:p>
      <text:p text:style-name="P13"><text:span text:style-name="T7">5- De nuevo</text:span><text:line-break/>Your identification has been saved in /home/frontend/.ssh/id_rsa.<text:line-break/>Your public key has been saved in <text:span text:style-name="T8">/home/frontend/.ssh/id_rsa.pub</text:span>.<text:line-break/>The key fingerprint is:<text:line-break/>1f:34:f9:06:de:55:db:c0:6d:4c:03:97:cf:d3:15:56 tu_correo@tu_dominio.com<text:line-break/>The key's randomart image is:<text:line-break/>+--[ RSA 2048]----+<text:line-break/>|                 |<text:line-break/>|                 |<text:line-break/>|                 |<text:line-break/>|    . o S        |<text:line-break/>|o+oo.o * E       |<text:line-break/>|*+o...= o        |<text:line-break/>|+o.+.o           |<text:line-break/>|o o++..          |<text:line-break/>+-----------------+</text:p>
      <text:p text:style-name="P5"/>
      <text:p text:style-name="P11">Acceder a la dirección en amarillo (al fichero) copiar la llave y ponerla en el git en su perfil (profile settings/ssh key<text:span text:style-name="T9">s</text:span>)</text:p>
      <text:p text:style-name="P1">2- Configurar mis datos en git para que se registren mis commits</text:p>
      <text:p text:style-name="P1"><text:tab/></text:p>
      <text:p text:style-name="P6"><text:span text:style-name="T1"><text:tab/>&gt; </text:span>git config --global user.name "mi_nombre"</text:p>
      <text:p text:style-name="P6"><text:tab/><text:span text:style-name="T1">&gt; </text:span>git config --global user.email "my_email"</text:p>
      <text:p text:style-name="P1"/>
      <text:p text:style-name="P6"/>
      <text:p text:style-name="P1">3- Crear el direcotio donde van a clonar el proyecto </text:p>
      <text:p text:style-name="P6"><text:tab/></text:p>
      <text:p text:style-name="P6"><text:tab/><text:span text:style-name="T1">&gt; git init</text:span></text:p>
      <text:p text:style-name="P15"><text:tab/>&gt; git remote add origin “<text:span text:style-name="T10">https://github.com/ABCD-DEVCOM/ABCD2.git</text:span>”</text:p>
      <text:p text:style-name="P16"><text:tab/><text:span text:style-name="T1">&gt;git clone “https://github.com/ABCD-DEVCOM/ABCD2.git”</text:span></text:p>
      <text:p text:style-name="P6"><text:soft-page-break/><text:tab/><text:span text:style-name="T1">verifique que se clono el archivo “.gitignore” para subir al repositorio solo lo deseado</text:span></text:p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>4- Hacer Cambios</text:p>
      <text:p text:style-name="P1"><text:tab/>Cada vez que se <text:span text:style-name="T2">modifica algo(aconsejamos que no se demoren mucho en hacer commit, haganlo regularmente)</text:span></text:p>
      <text:p text:style-name="P1"/>
      <text:p text:style-name="P1"><text:tab/></text:p>
      <text:p text:style-name="P3"><text:tab/>Si hay algo nuevo</text:p>
      <text:p text:style-name="P3"><text:tab/>&gt;git add “nombre_del_archivo”</text:p>
      <text:p text:style-name="P3"/>
      <text:p text:style-name="P3"><text:tab/>si lo vas a añadir todo</text:p>
      <text:p text:style-name="P3"><text:tab/>&gt;git add .</text:p>
      <text:p text:style-name="P3"/>
      <text:p text:style-name="P3"><text:tab/>Para hacer commits</text:p>
      <text:p text:style-name="P4"><text:tab/>&gt;git commit -m “mensaje”</text:p>
      <text:p text:style-name="P11"><text:tab/>o para subir un archivo específico<text:tab/></text:p>
      <text:p text:style-name="P4"><text:tab/><text:span text:style-name="T7">&gt;</text:span>git commit archivo_a_subir -m “mensaje”</text:p>
      <text:p text:style-name="P3"/>
      <text:p text:style-name="P3">5- Para verificar los estados</text:p>
      <text:p text:style-name="P2"><text:tab/><text:span text:style-name="T5">&gt;git status</text:span></text:p>
      <text:p text:style-name="P2"/>
      <text:p text:style-name="P7">6-Para ver el historial</text:p>
      <text:p text:style-name="P7"><text:tab/>&gt;git log --decorate</text:p>
      <text:p text:style-name="P7"/>
      <text:p text:style-name="P7">En git todos esos cambios son en tu repositorio local, para actualizar o hacer commit con el repositorio despues que probo que todo esta bien y actualizado</text:p>
      <text:p text:style-name="P7"/>
      <text:p text:style-name="P7"><text:tab/>Primero actualizamos con</text:p>
      <text:p text:style-name="P8"><text:tab/>&gt;git pull <text:s/>/ <text:span text:style-name="T6">git pull “direccion que proporciona git para el proyecto”</text:span></text:p>
      <text:p text:style-name="P9"/>
      <text:p text:style-name="P9"><text:tab/>Resolver conflictos de haberlos</text:p>
      <text:p text:style-name="P9"/>
      <text:p text:style-name="P10"><text:tab/>Hacer push al repo</text:p>
      <text:p text:style-name="P10"><text:tab/>&gt;git push -u origin master (suponiendo que lo van ha hacer a la rama principal) </text:p>
      <text:p text:style-name="P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3:47:51.645434540</meta:creation-date>
    <dc:date>2017-02-10T12:39:25.207726325</dc:date>
    <meta:editing-duration>PT1H20M17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41" meta:word-count="333" meta:character-count="2215" meta:non-whitespace-character-count="1800"/>
  </office:meta>
</office:document-meta>
</file>